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aeb9"/>
    </style:style>
    <style:style style:name="P2" style:family="paragraph" style:parent-style-name="Preformatted_20_Text">
      <style:text-properties officeooo:paragraph-rsid="00062647"/>
    </style:style>
    <style:style style:name="P3" style:family="paragraph" style:parent-style-name="Preformatted_20_Text">
      <style:text-properties officeooo:rsid="0005aeb9" officeooo:paragraph-rsid="0005aeb9"/>
    </style:style>
    <style:style style:name="P4" style:family="paragraph" style:parent-style-name="Preformatted_20_Text">
      <style:paragraph-properties fo:text-align="center" style:justify-single-word="false"/>
      <style:text-properties officeooo:rsid="0005aeb9" officeooo:paragraph-rsid="00083a58"/>
    </style:style>
    <style:style style:name="P5" style:family="paragraph" style:parent-style-name="Preformatted_20_Text">
      <style:text-properties officeooo:rsid="0005aeb9" officeooo:paragraph-rsid="00083a58"/>
    </style:style>
    <style:style style:name="P6" style:family="paragraph" style:parent-style-name="Preformatted_20_Text">
      <style:paragraph-properties fo:text-align="justify" style:justify-single-word="false"/>
      <style:text-properties officeooo:rsid="0005aeb9" officeooo:paragraph-rsid="00083a58"/>
    </style:style>
    <style:style style:name="P7" style:family="paragraph" style:parent-style-name="Preformatted_20_Text">
      <style:paragraph-properties fo:text-align="justify" style:justify-single-word="false"/>
      <style:text-properties officeooo:rsid="0005aeb9" officeooo:paragraph-rsid="0005aeb9"/>
    </style:style>
    <style:style style:name="P8" style:family="paragraph" style:parent-style-name="Preformatted_20_Text">
      <style:paragraph-properties fo:text-align="center" style:justify-single-word="false"/>
      <style:text-properties fo:font-size="18pt" officeooo:rsid="0005aeb9" officeooo:paragraph-rsid="0005aeb9" style:font-size-asian="18pt" style:font-size-complex="18pt"/>
    </style:style>
    <style:style style:name="P9" style:family="paragraph" style:parent-style-name="Preformatted_20_Text">
      <style:text-properties officeooo:rsid="00062647" officeooo:paragraph-rsid="00062647"/>
    </style:style>
    <style:style style:name="P10" style:family="paragraph" style:parent-style-name="Preformatted_20_Text">
      <style:text-properties officeooo:rsid="000669d1" officeooo:paragraph-rsid="00062647"/>
    </style:style>
    <style:style style:name="P11" style:family="paragraph" style:parent-style-name="Preformatted_20_Text">
      <style:paragraph-properties fo:text-align="center" style:justify-single-word="false"/>
      <style:text-properties fo:font-size="22pt" fo:font-weight="bold" officeooo:rsid="0005aeb9" officeooo:paragraph-rsid="0005aeb9" style:font-size-asian="22pt" style:font-weight-asian="bold" style:font-size-complex="22pt" style:font-weight-complex="bold"/>
    </style:style>
    <style:style style:name="P12" style:family="paragraph" style:parent-style-name="Preformatted_20_Text">
      <style:text-properties style:text-underline-style="solid" style:text-underline-width="auto" style:text-underline-color="font-color" fo:font-weight="bold" officeooo:rsid="0005aeb9" officeooo:paragraph-rsid="00083a58" style:font-weight-asian="bold" style:font-weight-complex="bold"/>
    </style:style>
    <style:style style:name="P13" style:family="paragraph" style:parent-style-name="Preformatted_20_Text">
      <style:text-properties style:text-underline-style="solid" style:text-underline-width="auto" style:text-underline-color="font-color" fo:font-weight="bold" officeooo:rsid="0005aeb9" officeooo:paragraph-rsid="0005aeb9" style:font-weight-asian="bold" style:font-weight-complex="bold"/>
    </style:style>
    <style:style style:name="T1" style:family="text">
      <style:text-properties officeooo:rsid="0005aeb9"/>
    </style:style>
    <style:style style:name="T2" style:family="text">
      <style:text-properties officeooo:rsid="00062647"/>
    </style:style>
    <style:style style:name="T3" style:family="text">
      <style:text-properties officeooo:rsid="000669d1"/>
    </style:style>
    <style:style style:name="T4" style:family="text">
      <style:text-properties officeooo:rsid="00083a5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83a58" style:font-weight-asian="bold" style:font-weight-complex="bold"/>
    </style:style>
    <style:style style:name="T8" style:family="text">
      <style:text-properties style:text-underline-style="none" fo:font-weight="normal" officeooo:rsid="00083a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ujet projet <text:span text:style-name="T4">S</text:span>4 NAO (groupe PEC)</text:p>
      <text:p text:style-name="P3"/>
      <text:p text:style-name="P3"/>
      <text:p text:style-name="P5"><text:span text:style-name="T7">Enseignants</text:span></text:p>
      <text:p text:style-name="P5"><text:span text:style-name="T7"/></text:p>
      <text:p text:style-name="P5"><text:span text:style-name="T7"/></text:p>
      <text:p text:style-name="P5"><text:span text:style-name="T8">Amir ALY<text:tab/><text:tab/><text:tab/></text:span><text:a xlink:type="simple" xlink:href="mailto:amir.aly@ensta-paritech.fr">amir.aly@ensta-paritech.fr</text:a></text:p>
      <text:p text:style-name="P5"><text:span text:style-name="T8">Mathilde EXCOFFIER<text:tab/></text:span><text:a xlink:type="simple" xlink:href="mailto:mathilde.excoffier@lri.fr">mathilde.excoffier@lri.fr</text:a></text:p>
      <text:p text:style-name="P5"><text:span text:style-name="T8">Jean-Claude MARTIN<text:tab/></text:span><text:a xlink:type="simple" xlink:href="mailto:Martin@limsi.fr">Martin@limsi.fr</text:a></text:p>
      <text:p text:style-name="P5"><text:span text:style-name="T8"/></text:p>
      <text:p text:style-name="P12"><text:span text:style-name="T4">Sujet</text:span></text:p>
      <text:p text:style-name="P12"><text:span text:style-name="T4"/></text:p>
      <text:p text:style-name="P5"><text:span text:style-name="T8"/></text:p>
      <text:p text:style-name="P6"><text:span text:style-name="T8"><text:tab/></text:span>Le but de ce projet est de le localiser une boule rouge <text:span text:style-name="T4">e</text:span>n utilisant les modules du choregraphe, d<text:span text:style-name="T4">'</text:span>estimer sa position, de la saisir, et de la donner <text:span text:style-name="T4">à</text:span> une personne spécifique entre quatre per<text:span text:style-name="T4">son</text:span>nes placées devant le robot dans une rangée. Le robot reconnaîtr<text:span text:style-name="T4">a</text:span> la personne en utilsant l'outil reconnaissance des visages du Choregraphe. </text:p>
      <text:p text:style-name="P7"><text:tab/>Le robot naviguera sur l'environnement pour arriver a la b<text:span text:style-name="T4">ou</text:span>le rouge en évitant les obstacles qui peuvent exister en utilisant ses deux caméras, </text:p>
      <text:p text:style-name="P7"><text:tab/>La partie du développement dans ce projet sera implémentée en langage Python,</text:p>
      <text:p text:style-name="P7">Vous pouvez proposer des nouvelles fonctions qui s'ajouteront sur le sujet de base expliqué en dessus. </text:p>
      <text:p text:style-name="P7"/>
      <text:p text:style-name="P13"/>
      <text:p text:style-name="P13">Videos : </text:p>
      <text:p text:style-name="P3"/>
      <text:p text:style-name="P1"><text:a xlink:type="simple" xlink:href="http://youtube.com/watch?v=8ilfdpe--IU"><text:span text:style-name="T1">http://youtube.com/watch?v=8ilfdpe--IU</text:span></text:a></text:p>
      <text:p text:style-name="P1"><text:a xlink:type="simple" xlink:href="http://youtube.com/watch?v=Rc2DIBZ4AMA"><text:span text:style-name="T1">http://youtube.com/watch?v=Rc2DIBZ4AMA</text:span></text:a></text:p>
      <text:p text:style-name="P3"/>
      <text:p text:style-name="P5"><text:span text:style-name="T6"/></text:p>
      <text:p text:style-name="P5"><text:span text:style-name="T6">Soutenances :</text:span> </text:p>
      <text:p text:style-name="P4">jeudi 11 avril / vendredi 12 avril</text:p>
      <text:p text:style-name="P3"/>
      <text:p text:style-name="P5"><text:span text:style-name="T4"/></text:p>
      <text:p text:style-name="P12"><text:span text:style-name="T4"/></text:p>
      <text:p text:style-name="P12"><text:span text:style-name="T4">Rapport de projet :</text:span></text:p>
      <text:p text:style-name="P12"><text:span text:style-name="T4"/></text:p>
      <text:p text:style-name="P5"><text:span text:style-name="T4"><text:tab/>Vous devez rendre le rapport collectif ainsi que les rapports indiviuels (4 pages minimum) aux responsables au mmoins 3 jours avant la soutenance. 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3T18:49:35</dc:date>
    <dc:creator>cyn4ck </dc:creator>
    <meta:generator>LibreOffice/3.6$Linux_x86 LibreOffice_project/360m1$Build-2</meta:generator>
    <meta:document-statistic meta:table-count="0" meta:image-count="0" meta:object-count="0" meta:page-count="1" meta:paragraph-count="17" meta:word-count="164" meta:character-count="1127" meta:non-whitespace-character-count="969"/>
  </office:meta>
</office:document-meta>
</file>